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style>
    <style:style style:name="P2" style:parent-style-name="Standard" style:family="paragraph">
      <style:text-properties style:font-name="Calibri"/>
    </style:style>
    <style:style style:name="P3" style:parent-style-name="Standard" style:family="paragraph">
      <style:text-properties style:font-name="Calibri"/>
    </style:style>
    <style:style style:name="P4" style:parent-style-name="Standard" style:family="paragraph">
      <style:text-properties style:font-name="Calibri"/>
    </style:style>
    <style:style style:name="P5" style:parent-style-name="Standard" style:family="paragraph">
      <style:text-properties style:font-name="Calibri"/>
    </style:style>
    <style:style style:name="P6" style:parent-style-name="Standard" style:family="paragraph">
      <style:text-properties style:font-name="Calibri"/>
    </style:style>
    <style:style style:name="P7" style:parent-style-name="Standard" style:family="paragraph">
      <style:text-properties style:font-name="Calibri"/>
    </style:style>
    <style:style style:name="P8" style:parent-style-name="Standard" style:family="paragraph">
      <style:text-properties style:font-name="Calibri"/>
    </style:style>
    <style:style style:name="P9" style:parent-style-name="Standard" style:family="paragraph">
      <style:text-properties style:font-name="Calibri"/>
    </style:style>
    <style:style style:name="P10" style:parent-style-name="Standard" style:family="paragraph">
      <style:text-properties style:font-name="Calibri"/>
    </style:style>
    <style:style style:name="P11" style:parent-style-name="Standard" style:family="paragraph">
      <style:text-properties style:font-name="Calibri"/>
    </style:style>
    <style:style style:name="P12" style:parent-style-name="Standard" style:family="paragraph">
      <style:text-properties style:font-name="Calibri"/>
    </style:style>
    <style:style style:name="P13" style:parent-style-name="Standard" style:family="paragraph">
      <style:text-properties style:font-name="Calibri"/>
    </style:style>
    <style:style style:name="P14" style:parent-style-name="Standard" style:family="paragraph">
      <style:text-properties style:font-name="Calibri"/>
    </style:style>
    <style:style style:name="P15" style:parent-style-name="Standard" style:family="paragraph">
      <style:text-properties style:font-name="Calibri"/>
    </style:style>
    <style:style style:name="P16" style:parent-style-name="Standard" style:family="paragraph">
      <style:text-properties style:font-name="Calibri"/>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P19" style:parent-style-name="Standard" style:family="paragraph">
      <style:text-properties style:font-name="Calibri"/>
    </style:style>
    <style:style style:name="P20" style:parent-style-name="Standard" style:family="paragraph">
      <style:text-properties style:font-name="Calibri"/>
    </style:style>
    <style:style style:name="P21" style:parent-style-name="Standard" style:family="paragraph">
      <style:text-properties style:font-name="Calibri"/>
    </style:style>
    <style:style style:name="P22" style:parent-style-name="Standard" style:family="paragraph">
      <style:text-properties style:font-name="Calibri"/>
    </style:style>
    <style:style style:name="P23" style:parent-style-name="Standard" style:family="paragraph">
      <style:text-properties style:font-name="Calibri"/>
    </style:style>
    <style:style style:name="P24" style:parent-style-name="Standard" style:family="paragraph">
      <style:text-properties style:font-name="Calibri"/>
    </style:style>
    <style:style style:name="P25" style:parent-style-name="Standard" style:family="paragraph">
      <style:text-properties style:font-name="Calibri"/>
    </style:style>
    <style:style style:name="P26" style:parent-style-name="Standard" style:family="paragraph">
      <style:text-properties style:font-name="Calibri"/>
    </style:style>
    <style:style style:name="P27" style:parent-style-name="Standard" style:family="paragraph">
      <style:text-properties style:font-name="Calibri"/>
    </style:style>
    <style:style style:name="P28" style:parent-style-name="Standard" style:family="paragraph">
      <style:text-properties style:font-name="Calibri"/>
    </style:style>
    <style:style style:name="P29" style:parent-style-name="Standard" style:family="paragraph">
      <style:text-properties style:font-name="Calibri"/>
    </style:style>
    <style:style style:name="P30" style:parent-style-name="Standard" style:family="paragraph">
      <style:text-properties style:font-name="Calibri"/>
    </style:style>
    <style:style style:name="P31" style:parent-style-name="Standard" style:family="paragraph">
      <style:text-properties style:font-name="Calibri"/>
    </style:style>
    <style:style style:name="P32" style:parent-style-name="Standard" style:family="paragraph">
      <style:text-properties style:font-name="Calibri"/>
    </style:style>
    <style:style style:name="P33" style:parent-style-name="Standard" style:family="paragraph">
      <style:text-properties style:font-name="Calibri"/>
    </style:style>
    <style:style style:name="P34" style:parent-style-name="Standard" style:family="paragraph">
      <style:text-properties style:font-name="Calibri"/>
    </style:style>
    <style:style style:name="P35" style:parent-style-name="Standard" style:family="paragraph">
      <style:text-properties style:font-name="Calibri"/>
    </style:style>
    <style:style style:name="T36" style:parent-style-name="DefaultParagraphFont" style:family="text">
      <style:text-properties style:font-name="Calibri"/>
    </style:style>
    <style:style style:name="T37" style:parent-style-name="DefaultParagraphFont" style:family="text">
      <style:text-properties style:font-name="Calibri"/>
    </style:style>
    <style:style style:name="T38" style:parent-style-name="DefaultParagraphFont" style:family="text">
      <style:text-properties style:font-name="Calibri"/>
    </style:style>
    <style:style style:name="T39" style:parent-style-name="DefaultParagraphFont" style:family="text">
      <style:text-properties style:font-name="Calibri"/>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DefaultParagraphFont" style:family="text">
      <style:text-properties style:font-name="Calibri"/>
    </style:style>
  </office:automatic-styles>
  <office:body>
    <office:text text:use-soft-page-breaks="true">
      <text:p text:style-name="P1">Dynamic System Development Model Atern (DSDM Atern), which is an agile development framework, will be used to produce the desired product of this project. DSDM Atern is one of the<text:s/>agile frameworks that companies use due to its features of fixed time and cost. Scope will be the only factor that will change mostly in this project. The Project in a Box has DSDM Atern templates. These will greatly help us in delivering documents and keep us on the right track throughout the project.</text:p>
      <text:p text:style-name="P2"/>
      <text:p text:style-name="P3">DSDM Atern development framework was chosen<text:s/>instead of the OpenUP methodology because<text:s/>DSDM Atern<text:s/>has a large community worldwide. DSDM can be<text:s/>used<text:s/>for<text:s/>large and small projects<text:s/>depending<text:s/>on<text:s/>the needs<text:s/>of the project. It is also very similar to Scrum Methodology which is now the most used agile methodology.</text:p>
      <text:p text:style-name="P4"/>
      <text:p text:style-name="P5">Using DSDM, risks<text:s/>will be minimized as the project progresses<text:s/>because of its iterative and incremental approach. Also,<text:s/>because of<text:s/>the<text:s/>active user involvement<text:s/>in<text:s/>each phase of<text:s/>DSDM, the user will<text:s/>play<text:s/>a key role<text:s/>in<text:s/>helping the team<text:s/>meet the<text:s/>product<text:s/>requirements<text:s/>by the end of the<text:s/>project.</text:p>
      <text:p text:style-name="P6"/>
      <text:p text:style-name="P7">This project will use the 7 phases of DSDM Atern which are as follows:</text:p>
      <text:p text:style-name="P8"/>
      <text:p text:style-name="P9"><text:tab/>1. Pre-project</text:p>
      <text:p text:style-name="P10"><text:tab/>2. Feasibility</text:p>
      <text:p text:style-name="P11"><text:tab/>3. Foundation</text:p>
      <text:p text:style-name="P12"><text:tab/>4. Exploration</text:p>
      <text:p text:style-name="P13"><text:tab/>5. Engineering</text:p>
      <text:p text:style-name="P14"><text:tab/>6. Deployment</text:p>
      <text:p text:style-name="P15"><text:tab/>7. Post-project</text:p>
      <text:p text:style-name="P16"/>
      <text:p text:style-name="P17">The phases of the DSDM Atern will be used as the guide in setting the dates, and distributing and prioritizing tasks. DSDM follows a reverse triangle planning. The project requirements must be extensively and carefully planned at the start before proceeding to the next phases. Delivering the deliverables on time without sacrificing the quality is what makes<text:s/>DSDM hard to use but worth it at the end. Project management techniques will be used<text:s/>to deliver the solution on time.<text:s/>These<text:s/>techniques will<text:s/>act as<text:s/>the blueprint of the project and will be strictly followed by every member in the project.</text:p>
      <text:p text:style-name="P18"/>
      <text:p text:style-name="P19">Core techniques in DSDM Atern<text:s/>are as follows:</text:p>
      <text:p text:style-name="P20"/>
      <text:p text:style-name="P21"><text:tab/>1. Time Boxing</text:p>
      <text:p text:style-name="P22"><text:tab/>2. MoSCoW Prioritisation</text:p>
      <text:p text:style-name="P23"><text:tab/>3. Facilitation Workshop</text:p>
      <text:p text:style-name="P24"><text:tab/></text:p>
      <text:p text:style-name="P25">The<text:s/>MoSCoW<text:s/>term above<text:s/>stands for the following:</text:p>
      <text:p text:style-name="P26"/>
      <text:p text:style-name="P27"><text:tab/>M – Must Have</text:p>
      <text:p text:style-name="P28"><text:tab/>S <text:s/>– Should Have</text:p>
      <text:p text:style-name="P29"><text:tab/>C <text:s/>– Could Have</text:p>
      <text:p text:style-name="P30"><text:tab/>W – Won’t Have this time</text:p>
      <text:p text:style-name="P31"/>
      <text:soft-page-break/>
      <text:p text:style-name="P32">“Must Have”<text:s/>are<text:s/>the core tasks and are<text:s/>prioritized<text:s/>for the project. Not<text:s/>all tasks should be assigned<text:s/>under<text:s/>“Must Have”<text:s/>especially<text:s/>if it is not important or if it will not affect the project. Most of the remaining items can be moved to “Should Have” or “Could Have”. “Won’t have this time”<text:s/>will be the tasks that could<text:s/>done once the other important tasks<text:s/>are<text:s/>delivered.</text:p>
      <text:p text:style-name="P33"/>
      <text:p text:style-name="P34">Time Boxing will be<text:s/>used as<text:s/>the task planner of the project. Every task of the project will be done using time box approach.<text:s/>Each member will be assigned a task that must be done for the day<text:s/>and a progress<text:s/>report will be collected<text:s/>by the end of<text:s/>each week regarding the team’s accomplishments.</text:p>
      <text:p text:style-name="P35"/>
      <text:p text:style-name="Standard"><text:span text:style-name="T36">Facilitation Workshop</text:span><text:span text:style-name="T37">s will also be used. It is</text:span><text:span text:style-name="T38"><text:s/>composed of meetings<text:s/></text:span><text:span text:style-name="T39">where progress is checked and tasks are distributed. This will be the time to talk about any suggestion</text:span><text:span text:style-name="T40">s</text:span><text:span text:style-name="T41"><text:s/>about the project, risk</text:span><text:span text:style-name="T42">s</text:span><text:span text:style-name="T43"><text:s/>that may arise</text:span><text:span text:style-name="T44">,</text:span><text:span text:style-name="T45"><text:s/>and co</text:span><text:span text:style-name="T46">nfusion</text:span><text:span text:style-name="T47">s</text:span><text:span text:style-name="T48"><text:s/></text:span><text:span text:style-name="T49">about</text:span><text:span text:style-name="T50"><text:s/>each ta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trick Cura2</dc:creator>
    <meta:creation-date>2016-07-31T12:15:00Z</meta:creation-date>
    <dc:date>2016-08-01T02:18:00Z</dc:date>
    <meta:template xlink:href="Normal.dotm" xlink:type="simple"/>
    <meta:editing-cycles>24</meta:editing-cycles>
    <meta:editing-duration>PT4860S</meta:editing-duration>
    <meta:document-statistic meta:page-count="2" meta:paragraph-count="6" meta:word-count="450" meta:character-count="3012" meta:row-count="21" meta:non-whitespace-character-count="2568"/>
  </office:meta>
</office:document-meta>
</file>